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390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0.9744in"/>
    </style:style>
    <style:style style:name="co23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in">
              <dc:creator>LS</dc:creator>
              <dc:date>2018-12-05T00:00:00</dc:date>
              <text:p text:style-name="P1">External class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7" draw:text-style-name="P1" svg:width="1.1413in" svg:height="2.8783in" svg:x="2.9031in" svg:y="0in" draw:caption-point-x="-0.2402in" draw:caption-point-y="0.187in">
              <dc:creator>LS</dc:creator>
              <dc:date>2018-12-05T00:00:00</dc:date>
              <text:p text:style-name="P1">Mesh-flow.js:823:7-15: Point</text:p>
              <text:p text:style-name="P1">Mesh-flow.js:823:19-29: Point</text:p>
              <text:p text:style-name="P1">Mesh-flow.js:823:23-27: [class: Point]</text:p>
              <text:p text:style-name="P1">Mesh-flow.js:1278:49-57: Point</text:p>
              <text:p text:style-name="P1">Mesh-flow.js:1299:38-46: Point</text:p>
              <text:p text:style-name="P1">Mesh-flow.js:1299:51-59: Point</text:p>
            </office:annotation>
            <text:p>6</text:p>
          </table:table-cell>
        </table:table-row>
        <table:table-row table:style-name="ro6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in" draw:caption-point-x="-0.2402in" draw:caption-point-y="0.363in">
              <dc:creator>LS</dc:creator>
              <dc:date>2018-12-05T00:00:00</dc:date>
              <text:p text:style-name="P1">Mesh-flow.js:824:7-17: Polygon</text:p>
              <text:p text:style-name="P1">Mesh-flow.js:824:21-33: Polygon</text:p>
              <text:p text:style-name="P1">Mesh-flow.js:824:25-31: [class: Polygon]</text:p>
              <text:p text:style-name="P1">Mesh-flow.js:1281:24-34: Polygon</text:p>
              <text:p text:style-name="P1">Mesh-flow.js:1299:17-27: Polygon</text:p>
            </office:annotation>
            <text:p>5</text:p>
          </table:table-cell>
        </table:table-row>
        <table:table-row table:style-name="ro6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17">
            <office:annotation office:display="true" draw:style-name="gr30" draw:text-style-name="P1" svg:width="1.1413in" svg:height="20.2957in" svg:x="2.9031in" svg:y="0in" draw:caption-point-x="-0.2402in" draw:caption-point-y="0.5465in">
              <dc:creator>LS</dc:creator>
              <dc:date>2018-12-05T00:00:00</dc:date>
              <text:p text:style-name="P1">Mesh-flow.js:948:13-18: {dirty: , indexBuffer: , indexDirty: , shader: MeshShader, uvBuffer: , vao: , vertexBuffer: }</text:p>
              <text:p text:style-name="P1">Mesh-flow.js:952:13,961:13: {dirty: , indexBuffer: , indexDirty: , shader: MeshShader, uvBuffer: , vao: , vertexBuffer: }</text:p>
              <text:p text:style-name="P1">Mesh-flow.js:952:22,961:13: {dirty: , indexBuffer: , indexDirty: , shader: MeshShader, uvBuffer: , vao: , vertexBuffer: }</text:p>
              <text:p text:style-name="P1">Mesh-flow.js:953:25-42: MeshShader</text:p>
              <text:p text:style-name="P1">Mesh-flow.js:953:29-38: [class: MeshShader]</text:p>
              <text:p text:style-name="P1">Mesh-flow.js:964:13-18: {dirty: , indexBuffer: , indexDirty: , shader: MeshShader, uvBuffer: , vao: , vertexBuffer: }</text:p>
              <text:p text:style-name="P1">Mesh-flow.js:965:27-32: {dirty: , indexBuffer: , indexDirty: , shader: MeshShader, uvBuffer: , vao: , vertexBuffer: }</text:p>
              <text:p text:style-name="P1">Mesh-flow.js:966:31-36: {dirty: , indexBuffer: , indexDirty: , shader: MeshShader, uvBuffer: , vao: , vertexBuffer: }</text:p>
              <text:p text:style-name="P1">Mesh-flow.js:966:52-57: {dirty: , indexBuffer: , indexDirty: , shader: MeshShader, uvBuffer: , vao: , vertexBuffer: }</text:p>
              <text:p text:style-name="P1">Mesh-flow.js:966:52-64: MeshShader</text:p>
              <text:p text:style-name="P1">Mesh-flow.js:967:31-36: {dirty: , indexBuffer: , indexDirty: , shader: MeshShader, uvBuffer: , vao: , vertexBuffer: }</text:p>
              <text:p text:style-name="P1">Mesh-flow.js:967:48-53: {dirty: , indexBuffer: , indexDirty: , shader: MeshShader, uvBuffer: , vao: , vertexBuffer: }</text:p>
              <text:p text:style-name="P1">Mesh-flow.js:967:48-60: MeshShader</text:p>
              <text:p text:style-name="P1">Mesh-flow.js:969:13-56: {dirty: , indexBuffer: , indexDirty: , shader: MeshShader, uvBuffer: , vao: , vertexBuffer: }</text:p>
              <text:p text:style-name="P1">Mesh-flow.js:969:51-56: {dirty: , indexBuffer: , indexDirty: , shader: MeshShader, uvBuffer: , vao: , vertexBuffer: }</text:p>
              <text:p text:style-name="P1">Mesh-flow.js:972:28-33: {dirty: , indexBuffer: , indexDirty: , shader: MeshShader, uvBuffer: , vao: , vertexBuffer: }</text:p>
              <text:p text:style-name="P1">Mesh-flow.js:974:13-18: {dirty: , indexBuffer: , indexDirty: , shader: MeshShader, uvBuffer: , vao: , vertexBuffer: }</text:p>
            </office:annotation>
            <text:p>17</text:p>
          </table:table-cell>
        </table:table-row>
        <table:table-row table:style-name="ro6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2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0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3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4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6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1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7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8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9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0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41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2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3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12/05/2018</text:date>, <text:time>11:0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05T11:00:45</dc:date>
    <dc:creator>Leonardo Silva</dc:creator>
    <meta:editing-duration>P2DT15H26M13S</meta:editing-duration>
    <meta:editing-cycles>226</meta:editing-cycles>
    <meta:generator>OpenOffice/4.1.5$Unix OpenOffice.org_project/415m1$Build-9789</meta:generator>
    <meta:document-statistic meta:table-count="64" meta:cell-count="906" meta:object-count="0"/>
  </office:meta>
</office:document-meta>
</file>